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ro40" style:family="table-row">
      <style:table-row-properties style:row-height="15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40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7" table:number-rows-repeated="1048487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3T10:04:01.732200990</dc:date>
    <meta:editing-duration>P4DT17H30S</meta:editing-duration>
    <meta:editing-cycles>103</meta:editing-cycles>
    <meta:document-statistic meta:table-count="2" meta:cell-count="263" meta:object-count="0"/>
  </office:meta>
</office:document-meta>
</file>